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Hi, we got everything done.</text:span></text:p>
      <text:p text:style-name="P1"><text:span text:style-name="T1"/></text:p>
      <text:p text:style-name="P1"><text:span text:style-name="T1">If there is an error compiling the image icons, please copy and paste all the icons from Icons folder to bin folder using the file explorer. Also, if the testing computer has a resolution below FullHD, the tokens might look flat.</text:span><text:span text:style-name="T2"/></text:p>
      <text:p text:style-name="P1"><text:span text:style-name="T2"/></text:p>
      <text:p text:style-name="P1"><text:span text:style-name="T3">Note that in setup, there is no feedback for selected AI difficulty, and you must select one. Whichever button you click last will be the AIs difficulty. “Toggle Full screen” is the poor man’s full screen<text:s/></text:span><text:span text:style-name="T4">–</text:span><text:span text:style-name="T5"><text:s/>a maximized window, not exclusive full screen. </text:span></text:p>
      <text:p text:style-name="P1"><text:span text:style-name="T6"/></text:p>
      <text:p text:style-name="P1"><text:span text:style-name="T7">Save/Load is a single slot, but does work. </text:span></text:p>
      <text:p text:style-name="P1"><text:span text:style-name="T8"/></text:p>
      <text:p text:style-name="P1"><text:span text:style-name="T9">We provided an information panel on the board screen, opening that will guide you through our representation for tokens, empty spaces, selections and so forth.</text:span></text:p>
      <text:p text:style-name="P1"><text:span text:style-name="T10"/></text:p>
      <text:p text:style-name="P1"><text:span text:style-name="T11">We implemented both the Easy and Hard AIs, the hard AI should be noticeably more able to kill you when its winning, and do a much better job at holding off defeat. Other than that, it really only tries to retain control of stacks when it splits them.<text:s text:c="2"/>It is really hard to notice the AI moving, so we know we’ll lose clarity points for that!</text:span></text:p>
      <text:p text:style-name="P1"><text:span text:style-name="T12"/></text:p>
      <text:p text:style-name="P1"><text:span text:style-name="T13">Junit testing was completed and is included, as well as the screenshot titled “success.png” to show the tests successfully running. </text:span></text:p>
      <text:p text:style-name="P1"><text:span text:style-name="T14"/></text:p>
      <text:p text:style-name="P1"><text:span text:style-name="T15">Color Vision Deficiency mode… is included, you’ll know it’s working properly when the numbers appear and everything is (maybe) gray. It’s possible that decision will be reversed in the final hours, so if it’s in color, great! </text:span></text:p>
      <text:p text:style-name="P1"><text:span text:style-name="T16"/></text:p>
      <text:p text:style-name="P1"><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